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368cm" fo:min-width="2.194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277cm" fo:min-width="2.465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188cm" fo:min-width="2.105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1.02cm" fo:min-width="1.532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1.147cm" fo:min-width="1.532cm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1.147cm" fo:min-width="1.659cm"/>
      <style:paragraph-properties style:writing-mode="lr-tb"/>
    </style:style>
    <style:style style:name="gr7" style:family="graphic" style:parent-style-name="standard">
      <style:graphic-properties svg:stroke-color="#3465a4" draw:fill-color="#ffffff" draw:textarea-horizontal-align="justify" draw:textarea-vertical-align="middle" draw:auto-grow-height="false" fo:min-height="1.909cm" fo:min-width="13.851cm"/>
      <style:paragraph-properties style:writing-mode="lr-tb"/>
    </style:style>
    <style:style style:name="gr8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893cm" fo:min-width="4.834cm"/>
      <style:paragraph-properties style:writing-mode="lr-tb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1.02cm" fo:min-width="1.405cm"/>
      <style:paragraph-properties style:writing-mode="lr-tb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0.893cm" fo:min-width="1.405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86cm" svg:x="3.159cm" svg:y="10.65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2.159cm" svg:x="9.636cm" svg:y="10.271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83cm" svg:height="2.032cm" svg:x="15.478cm" svg:y="10.398cm">
          <text:p text:style-name="P1">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1.27cm" svg:x="4.429cm" svg:y="14.335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32cm" svg:height="1.397cm" svg:x="10.779cm" svg:y="13.827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59cm" svg:height="1.397cm" svg:x="16.748cm" svg:y="14.081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351cm" svg:height="2.159cm" svg:x="4.556cm" svg:y="6.461cm">
          <text:p text:style-name="P1">CountDownLatch CL1 = new CountDownLatch(3);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89cm" svg:y1="7.858cm" svg:x2="6.207cm" svg:y2="14.97cm">
          <text:p/>
        </draw:line>
        <draw:line draw:style-name="gr8" draw:text-style-name="P3" draw:layer="layout" svg:x1="10.271cm" svg:y1="7.858cm" svg:x2="10.906cm" svg:y2="14.081cm">
          <text:p/>
        </draw:line>
        <draw:line draw:style-name="gr8" draw:text-style-name="P3" draw:layer="layout" svg:x1="10.398cm" svg:y1="7.604cm" svg:x2="17.383cm" svg:y2="14.716cm">
          <text:p/>
        </draw:line>
        <draw:line draw:style-name="gr8" draw:text-style-name="P3" draw:layer="layout" svg:x1="5.318cm" svg:y1="16.494cm" svg:x2="5.318cm" svg:y2="17.891cm">
          <text:p/>
        </draw:line>
        <draw:line draw:style-name="gr8" draw:text-style-name="P3" draw:layer="layout" svg:x1="11.668cm" svg:y1="15.605cm" svg:x2="11.668cm" svg:y2="16.875cm">
          <text:p/>
        </draw:line>
        <draw:line draw:style-name="gr8" draw:text-style-name="P3" draw:layer="layout" svg:x1="17.764cm" svg:y1="15.732cm" svg:x2="17.637cm" svg:y2="17.129cm">
          <text:p/>
        </draw:line>
        <draw:custom-shape draw:style-name="gr9" draw:text-style-name="P1" draw:layer="layout" svg:width="5.334cm" svg:height="1.143cm" svg:x="3.159cm" svg:y="17.51cm">
          <text:p text:style-name="P1">CL1.countDown(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1.143cm" svg:x="7.858cm" svg:y="19.923cm">
          <text:p text:style-name="P1">CL1.await()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1.143cm" svg:x="3.159cm" svg:y="17.51cm">
          <text:p text:style-name="P1">CL1.countDown(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05cm" svg:height="1.27cm" svg:x="10.017cm" svg:y="22.336cm">
          <text:p text:style-name="P1">T4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1.143cm" svg:x="13.827cm" svg:y="19.796cm">
          <text:p text:style-name="P1">CL1.await(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1.143cm" svg:x="15.732cm" svg:y="22.209cm">
          <text:p text:style-name="P1">T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1.143cm" svg:x="9.382cm" svg:y="17.51cm">
          <text:p text:style-name="P1">CL1.countDown(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1.143cm" svg:x="15.224cm" svg:y="17.383cm">
          <text:p text:style-name="P1">CL1.countDown()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4.81cm" svg:y1="15.859cm" svg:x2="6.334cm" svg:y2="15.859cm">
          <text:p/>
        </draw:line>
        <draw:line draw:style-name="gr12" draw:text-style-name="P3" draw:layer="layout" svg:x1="4.81cm" svg:y1="16.113cm" svg:x2="6.08cm" svg:y2="16.113cm">
          <text:p/>
        </draw:line>
        <draw:line draw:style-name="gr12" draw:text-style-name="P3" draw:layer="layout" svg:x1="4.937cm" svg:y1="19.034cm" svg:x2="6.969cm" svg:y2="19.034cm">
          <text:p/>
        </draw:line>
        <draw:line draw:style-name="gr12" draw:text-style-name="P3" draw:layer="layout" svg:x1="4.937cm" svg:y1="19.542cm" svg:x2="7.096cm" svg:y2="19.542cm">
          <text:p/>
        </draw:line>
        <draw:line draw:style-name="gr12" draw:text-style-name="P3" draw:layer="layout" svg:x1="9.128cm" svg:y1="21.32cm" svg:x2="11.414cm" svg:y2="21.32cm">
          <text:p/>
        </draw:line>
        <draw:line draw:style-name="gr12" draw:text-style-name="P3" draw:layer="layout" svg:x1="9.222cm" svg:y1="21.895cm" svg:x2="11.414cm" svg:y2="21.8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2:02:10.479267776</meta:creation-date>
    <meta:generator>LibreOffice/6.4.6.2$Linux_X86_64 LibreOffice_project/40$Build-2</meta:generator>
    <dc:date>2021-12-14T16:09:15.224495197</dc:date>
    <meta:editing-duration>PT2H8M30S</meta:editing-duration>
    <meta:editing-cycles>3</meta:editing-cycles>
    <meta:document-statistic meta:object-count="27"/>
  </office:meta>
</office:document-meta>
</file>